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9" style:family="table-column">
      <style:table-column-properties fo:break-before="auto" style:column-width="2.967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co35" style:family="table-column">
      <style:table-column-properties fo:break-before="auto" style:column-width="3.212cm"/>
    </style:style>
    <style:style style:name="ro1" style:family="table-row">
      <style:table-row-properties style:row-height="0.452cm" fo:break-before="auto" style:use-optimal-row-height="true"/>
    </style:style>
    <style:style style:name="ro2" style:family="table-row">
      <style:table-row-properties style:row-height="7.555cm" fo:break-before="auto" style:use-optimal-row-height="fals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2"/>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2"/>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2"/>
          <table:table-cell office:value-type="string" calcext:value-type="string">
            <text:p>T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2"/>
          <table:table-cell office:value-type="string" calcext:value-type="string">
            <text:p>BG</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IT</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ES</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BG</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5"/>
          <table:table-cell office:value-type="string" calcext:value-type="string">
            <text:p>TR</text:p>
          </table:table-cell>
          <table:table-cell table:number-columns-repeated="26"/>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24"/>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24"/>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24"/>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24"/>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19:06:55.245308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27T14:31:39.464684731</dc:date>
    <meta:editing-duration>P2DT19H20M47S</meta:editing-duration>
    <meta:editing-cycles>12</meta:editing-cycles>
    <meta:document-statistic meta:table-count="1" meta:cell-count="10542" meta:object-count="0"/>
  </office:meta>
</office:document-meta>
</file>